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4</text:p>
      <text:p text:style-name="P1"/>
      <text:p text:style-name="P1">Protokoll 27.05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2613531931398985286" text:style-name="L1">
        <text:list-header>
          <text:p text:style-name="P5"/>
        </text:list-header>
        <text:list-item>
          <text:p text:style-name="P5">Start mit dem Paperbased-Prototyping</text:p>
        </text:list-item>
        <text:list-item>
          <text:p text:style-name="P5">Folgende Skizzen zum User Interface wurden erstellt</text:p>
          <text:list>
            <text:list-item>
              <text:p text:style-name="P5">Startbildschirm</text:p>
            </text:list-item>
            <text:list-item>
              <text:p text:style-name="P5">Registrierung</text:p>
            </text:list-item>
            <text:list-item>
              <text:p text:style-name="P5">Login</text:p>
            </text:list-item>
            <text:list-item>
              <text:p text:style-name="P5">Menü</text:p>
            </text:list-item>
            <text:list-item>
              <text:p text:style-name="P5">Gruppen</text:p>
            </text:list-item>
            <text:list-item>
              <text:p text:style-name="P5">Neue Gruppe erstellen</text:p>
            </text:list-item>
            <text:list-item>
              <text:p text:style-name="P5">Gruppe bearbeiten</text:p>
            </text:list-item>
            <text:list-item>
              <text:p text:style-name="P5">Gruppeneinladungen versenden</text:p>
            </text:list-item>
            <text:list-item>
              <text:p text:style-name="P5">Kartensets</text:p>
            </text:list-item>
            <text:list-item>
              <text:p text:style-name="P5">Kartenset erstellen</text:p>
            </text:list-item>
            <text:list-item>
              <text:p text:style-name="P5">Kartenset bearbeiten</text:p>
            </text:list-item>
            <text:list-item>
              <text:p text:style-name="P5">Kartenliste in einem Se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6-29T15:42:14.20</dc:date>
    <dc:creator>Banani </dc:creator>
    <meta:editing-duration>PT1M2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2" meta:word-count="76" meta:character-count="547"/>
  </office:meta>
</office:document-meta>
</file>